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form="urn:oasis:names:tc:opendocument:xmlns:form:1.0" xmlns:script="urn:oasis:names:tc:opendocument:xmlns:script:1.0" xmlns:rpt="http://openoffice.org/2005/report" xmlns:xforms="http://www.w3.org/2002/xforms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18cm solid #000000"/>
    </style:style>
    <style:style style:name="podHeader" style:family="table-cell">
      <style:table-cell-properties fo:padding="0.1cm" fo:border="0.018cm solid #000000" fo:background-color="#e6e6e6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1" style:family="paragraph">
      <style:paragraph-properties fo:margin-top="0cm" fo:text-indent="0cm" style:writing-mode="lr-tb" style:text-autospace="ideograph-alpha" fo:margin-left="0cm" style:punctuation-wrap="simple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fo:font-weight="normal" fo:font-style="normal" style:use-window-font-color="true" fo:language="fr" style:font-style-complex="normal" fo:letter-spacing="normal" style:font-name-asian="WenQuanYi Micro Hei" style:country-asian="CN" style:letter-kerning="true" style:font-name-complex="Lohit Hindi" style:text-position="0% 100%" style:text-underline-style="none" style:text-emphasize="none" style:font-name="Ubuntu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style:font-style-asian="normal" style:text-overline-color="font-color" style:text-overline-mode="continuous" fo:country="BE" style:font-size-asian="10.5pt" fo:text-shadow="none" style:text-line-through-mode="continuous" style:language-complex="hi" fo:font-size="10pt" style:country-complex="IN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The text « hello span style » after the colon has character style « Variable » applied : <text:span text:style-name="Variable">hello span style</text:span> end.</text:p>
      <text:p text:style-name="Standard"/>
      <text:p>Text "Hello" in the following span tag will be applied an inline style: <text:span text:style-name="Variable">Hello</text:span> end.</text:p>
      <text:p>And here, style <text:span text:style-name="Teletype">Teletype</text:span> will be applied</text:p>
      <text:p><text:line-break/>Here, underline and bold were not noth applied</text:p>
      <text:p><text:span text:style-name="podUnderline"><text:span text:style-name="podBold">Text :</text:span>​</text:span></text:p>
      <text:p><text:span text:style-name="podBold"><text:span text:style-name="podUnderline">Text :</text:span>​</text:span></text:p>
      <text:p><text:span text:style-name="podBold"><text:span text:style-name="podUnderline">Text :</text:span>​ continued</text:span></text:p>
      <text:p>In the text below, some chars were deleted:</text:p>
      <text:p>My text,<text:span> text with space before</text:span> text text,<text:span> text with space before and after </text:span>and text.</text:p>
    </office:text>
  </office:body>
</office:document-content>
</file>

<file path=styles.xml><?xml version="1.0" encoding="utf-8"?>
<office:document-styles xmlns:form="urn:oasis:names:tc:opendocument:xmlns:form:1.0" xmlns:script="urn:oasis:names:tc:opendocument:xmlns:script:1.0" xmlns:rpt="http://openoffice.org/2005/report" xmlns:xhtml="http://www.w3.org/1999/xhtml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ohit Hindi1" svg:font-family="'Lohit Hindi'"/>
    <style:font-face style:name="Ubuntu" svg:font-family="Ubuntu" style:font-family-generic="swiss"/>
    <style:font-face style:name="DejaVu Sans Mono" style:font-pitch="fixed" svg:font-family="'DejaVu Sans Mono'" style:font-family-generic="modern"/>
    <style:font-face style:name="Lohit Hindi2" style:font-pitch="fixed" svg:font-family="'Lohit Hindi'" style:font-family-generic="modern"/>
    <style:font-face style:name="WenQuanYi Micro Hei1" style:font-pitch="fixed" svg:font-family="'WenQuanYi Micro Hei'" style:font-family-generic="modern"/>
    <style:font-face style:name="Liberation Serif" style:font-pitch="variable" svg:font-family="'Liberation Serif'" style:font-family-generic="roman"/>
    <style:font-face style:name="Liberation Sans" style:font-pitch="variable" svg:font-family="'Liberation Sans'" style:font-family-generic="swiss"/>
    <style:font-face style:name="Lohit Hindi" style:font-pitch="variable" svg:font-family="'Lohit Hindi'" style:font-family-generic="system"/>
    <style:font-face style:name="WenQuanYi Micro Hei" style:font-pitch="variable" svg:font-family="'WenQuanYi Micro Hei'" style:font-family-generic="system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default-style style:family="graphic">
      <style:graphic-properties svg:stroke-color="#808080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cfe7f5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zh" style:language-complex="hi" style:font-size-asian="10.5pt" fo:font-size="12pt" style:font-size-complex="12pt" style:country-asian="CN" style:letter-kerning="true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BE" fo:language="fr" fo:hyphenation-push-char-count="2" style:font-name="Liberation Serif" style:language-asian="zh" style:language-complex="hi" style:font-size-asian="10.5pt" style:font-name-asian="WenQuanYi Micro Hei" fo:font-size="12pt" style:font-size-complex="12pt" style:country-asian="CN" style:letter-kerning="true" fo:hyphenate="false" style:font-name-complex="Lohit Hind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Liberation Sans" style:font-size-complex="14pt" style:font-name-asian="WenQuanYi Micro Hei" fo:font-size="14pt" style:font-name-complex="Lohit Hindi"/>
    </style:style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List" style:class="list" style:parent-style-name="Text_20_body" style:family="paragraph">
      <style:text-properties style:font-size-asian="12pt" style:font-name-complex="Lohit Hindi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Lohit Hind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name-complex="Lohit Hindi1"/>
    </style:style>
    <style:style style:name="Teletype" style:family="text">
      <style:text-properties style:font-name-asian="WenQuanYi Micro Hei1" style:font-name="DejaVu Sans Mono" style:font-name-complex="Lohit Hindi2"/>
    </style:style>
    <style:style style:name="Variable" style:family="text">
      <style:text-properties fo:font-style="italic" style:font-style-asian="italic" style:font-style-complex="italic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Mpm1">
      <style:page-layout-properties fo:margin-top="2cm" fo:margin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09:06:50</meta:creation-date>
    <dc:date>2015-04-15T09:26:44</dc:date>
    <meta:editing-duration>PT4M44S</meta:editing-duration>
    <meta:editing-cycles>1</meta:editing-cycles>
    <meta:document-statistic meta:table-count="0" meta:image-count="0" meta:object-count="0" meta:page-count="1" meta:paragraph-count="2" meta:word-count="47" meta:character-count="231" meta:non-whitespace-character-count="187"/>
    <meta:generator>LibreOffice/3.5$Linux_X86_64 LibreOffice_project/350m1$Build-2</meta:generator>
  </office:meta>
</office:document-meta>
</file>